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d5bb6" officeooo:paragraph-rsid="000d5bb6"/>
    </style:style>
    <style:style style:name="P2" style:family="paragraph" style:parent-style-name="Title">
      <style:text-properties officeooo:rsid="000d5bb6" officeooo:paragraph-rsid="000d5bb6"/>
    </style:style>
    <style:style style:name="P3" style:family="paragraph" style:parent-style-name="Text_20_body">
      <style:text-properties officeooo:rsid="000d5bb6" officeooo:paragraph-rsid="000d5b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ibliografía</text:p>
      <text:p text:style-name="P1"><text:a xlink:type="simple" xlink:href="https://linuxhint.com/install_ubuntu_virtualbox_2004/" text:style-name="Internet_20_link" text:visited-style-name="Visited_20_Internet_20_Link">https://linuxhint.com/install_ubuntu_virtualbox_2004/</text:a></text:p>
      <text:p text:style-name="P1"><text:a xlink:type="simple" xlink:href="https://support.bluestacks.com/hc/en-us/articles/115003174386-How-can-I-enable-virtualization-VT-on-my-PC-?flash_digest=3bc1a112ea56fcd696dc2abf845388e6ba0dcb2b#“3”" text:style-name="Internet_20_link" text:visited-style-name="Visited_20_Internet_20_Link">https://support.bluestacks.com/hc/en-us/articles/115003174386-How-can-I-enable-virtualization-VT-on-my-PC-?flash_digest=3bc1a112ea56fcd696dc2abf845388e6ba0dcb2b#%E2%80%9C3%E2%80%9D</text:a></text:p>
      <text:p text:style-name="P1"><text:a xlink:type="simple" xlink:href="https://linuxhint.com/virtualbox_shared_folders/" text:style-name="Internet_20_link" text:visited-style-name="Visited_20_Internet_20_Link">https://linuxhint.com/virtualbox_shared_folders/</text:a></text:p>
      <text:p text:style-name="P1"><text:a xlink:type="simple" xlink:href="https://odan.github.io/2017/10/29/accessing-your-virtualbox-guest-from-your-host-os.html" text:style-name="Internet_20_link" text:visited-style-name="Visited_20_Internet_20_Link">https://odan.github.io/2017/10/29/accessing-your-virtualbox-guest-from-your-host-os.html</text:a></text:p>
      <text:p text:style-name="P1"/>
      <text:p text:style-name="P1"><text:a xlink:type="simple" xlink:href="https://odan.github.io/2017/10/29/accessing-your-virtualbox-guest-from-your-host-os.html" text:style-name="Internet_20_link" text:visited-style-name="Visited_20_Internet_20_Link"/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4T12:06:08.060000000</meta:creation-date>
    <dc:date>2020-06-05T13:58:27.325000000</dc:date>
    <meta:editing-duration>PT2H10M25S</meta:editing-duration>
    <meta:editing-cycles>6</meta:editing-cycles>
    <meta:generator>LibreOffice/6.4.4.2$Windows_X86_64 LibreOffice_project/3d775be2011f3886db32dfd395a6a6d1ca2630ff</meta:generator>
    <meta:document-statistic meta:table-count="0" meta:image-count="0" meta:object-count="0" meta:page-count="1" meta:paragraph-count="5" meta:word-count="5" meta:character-count="381" meta:non-whitespace-character-count="381"/>
  </office:meta>
</office:document-meta>
</file>